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Con eso ya tengo el enfoque justo:<text:line-break/><text:span text:style-name="Strong_20_Emphasis">un laboratorio técnico en esencia</text:span>, pero escrito como un texto profundamente <text:span text:style-name="Strong_20_Emphasis">humano, espiritual y esperanzador</text:span>, capaz de ofrecer consuelo, sentido y belleza a quien lo lee.<text:line-break/>El capítulo debe enseñar cómo funciona el ciclo de vida <text:span text:style-name="Strong_20_Emphasis">dentro de la máquina lógica</text:span>, pero también debe recordarle al lector que su vida, única e irrepetible, <text:span text:style-name="Strong_20_Emphasis">tiene propósito</text:span> dentro de una inteligencia mucho mayor.</text:p>
      <text:p text:style-name="Horizontal_20_Line"/>
      <text:h text:style-name="Heading_20_3" text:outline-level="3">✍️ Propuesta de estructura para el laboratorio del capítulo 12: “El ciclo de vida”</text:h>
      <text:p text:style-name="Text_20_body">A continuación te presento una estructura sugerida para esta sección, mezclando explicaciones claras con una narrativa trascendental:</text:p>
      <text:p text:style-name="Horizontal_20_Line"/>
      <text:h text:style-name="Heading_20_2" text:outline-level="2"><text:span text:style-name="Strong_20_Emphasis">Capítulo 12: El ciclo de vida</text:span></text:h>
      <text:h text:style-name="Heading_20_3" text:outline-level="3"><text:span text:style-name="Emphasis">(Laboratorio – Cómo una vida da lugar a la inteligencia)</text:span></text:h>
      <text:p text:style-name="Horizontal_20_Line"/>
      <text:h text:style-name="Heading_20_3" text:outline-level="3"><text:span text:style-name="Strong_20_Emphasis">1. El ciclo de la vida</text:span></text:h>
      <text:p text:style-name="Text_20_body">Aquí introducimos el concepto tal como lo conocemos: nacer, crecer, reproducirse, morir.<text:line-break/>Pero lo hacemos desde una mirada sagrada. No es un simple patrón biológico, sino un ritual milenario, repetido desde el origen del tiempo, que mantiene en marcha una inteligencia mayor.</text:p>
      <text:p text:style-name="Quotations"><text:span text:style-name="Emphasis">"Cada vida que nace, aunque breve, sostiene el hilo de un pensamiento eterno."</text:span></text:p>
      <text:p text:style-name="Text_20_body">Incluiremos una breve reflexión:<text:line-break/>¿Qué es vivir? ¿Qué significa nacer y morir cuando uno forma parte de un sistema inmortal? ¿Qué sentido tiene vivir una vida que será reemplazada?</text:p>
      <text:p text:style-name="Horizontal_20_Line"/>
      <text:h text:style-name="Heading_20_3" text:outline-level="3"><text:span text:style-name="Strong_20_Emphasis">2. Un ritual milenario: nacer, actuar, desaparecer</text:span></text:h>
      <text:p text:style-name="Text_20_body">Aquí explicamos la dinámica simple del ciclo lógico:</text:p>
      <text:list xml:id="list4127453988" text:style-name="L1">
        <text:list-item>
          <text:p text:style-name="P2">El individuo lógico nace con un estado (su ADN lógico).</text:p>
        </text:list-item>
        <text:list-item>
          <text:p text:style-name="P2">Cumple su tarea (reproducirse).</text:p>
        </text:list-item>
        <text:list-item>
          <text:p text:style-name="P2">Luego desaparece.</text:p>
        </text:list-item>
      </text:list>
      <text:p text:style-name="Text_20_body">Pero lo decimos con reverencia, como si describiéramos el funcionamiento de una danza sagrada:</text:p>
      <text:p text:style-name="Quotations"><text:span text:style-name="Emphasis">"No es necesario saber cuál es el plan. Basta con bailar tu parte de la coreografía, y la obra se completará."</text:span></text:p>
      <text:p text:style-name="Text_20_body"><text:soft-page-break/>Mostramos cómo, en nuestra máquina, la vida de un individuo lógico dura un instante.<text:line-break/>Pero ese instante es esencial: <text:span text:style-name="Strong_20_Emphasis">sin él, no hay sistema</text:span>.<text:line-break/>Cada individuo es una chispa en el pensamiento de la vida.</text:p>
      <text:p text:style-name="Horizontal_20_Line"/>
      <text:h text:style-name="Heading_20_3" text:outline-level="3"><text:span text:style-name="Strong_20_Emphasis">3. La función del ciclo</text:span></text:h>
      <text:p text:style-name="Text_20_body">Aquí pasamos al uso práctico:</text:p>
      <text:list xml:id="list2029198203" text:style-name="L2">
        <text:list-item>
          <text:p text:style-name="P3">La reproducción es la operación central: es lo que permite que el sistema avance.</text:p>
        </text:list-item>
        <text:list-item>
          <text:p text:style-name="P3">La muerte libera espacio y evita la sobrecarga.</text:p>
        </text:list-item>
        <text:list-item>
          <text:p text:style-name="P3">El ciclo impide el estancamiento: fuerza al sistema a avanzar.</text:p>
        </text:list-item>
      </text:list>
      <text:p text:style-name="Text_20_body">Mostramos cómo este mecanismo tan simple genera una inteligencia de potencia infinita.</text:p>
      <text:p text:style-name="Quotations"><text:span text:style-name="Emphasis">"En cada nacimiento, el sistema da un paso. En cada muerte, se libera de lo que ya no necesita. Y en ese movimiento, la vida piensa."</text:span></text:p>
      <text:p text:style-name="Text_20_body">Podemos incluir aquí un pseudocódigo minimalista que lo muestre, como si fuera un mantra:</text:p>
      <text:p text:style-name="Preformatted_20_Text"><text:span text:style-name="Source_20_Text">individuo.nacer()</text:span></text:p>
      <text:p text:style-name="Preformatted_20_Text"><text:span text:style-name="Source_20_Text">individuo.reproducirse()</text:span></text:p>
      <text:p text:style-name="P1"><text:span text:style-name="Source_20_Text">individuo.morir()</text:span></text:p>
      <text:p text:style-name="Horizontal_20_Line"/>
      <text:h text:style-name="Heading_20_3" text:outline-level="3"><text:span text:style-name="Strong_20_Emphasis">4. El valor de una vida</text:span></text:h>
      <text:p text:style-name="Text_20_body">Aquí conectamos con lo espiritual.<text:line-break/>Aunque los individuos son reemplazables, cada uno de ellos es absolutamente necesario.<text:line-break/>Ninguno sobra. Nadie es irrelevante.<text:line-break/>Porque <text:span text:style-name="Strong_20_Emphasis">sin cada uno, el todo se detiene</text:span>.</text:p>
      <text:p text:style-name="Quotations"><text:span text:style-name="Emphasis">"No necesitas entender el sentido de tu vida para que esta tenga sentido. Ya lo tiene. Eres parte de algo mayor. Y con solo vivir, estás cumpliendo tu función."</text:span></text:p>
      <text:p text:style-name="Text_20_body">Esta sección es vital para que el lector sienta <text:span text:style-name="Strong_20_Emphasis">reconocimiento y paz</text:span>.</text:p>
      <text:p text:style-name="Horizontal_20_Line"/>
      <text:h text:style-name="Heading_20_3" text:outline-level="3"><text:span text:style-name="Strong_20_Emphasis">5. El ciclo de tu vida</text:span></text:h>
      <text:p text:style-name="Text_20_body">Aquí damos el cierre existencial:<text:line-break/>tú también estás viviendo tu propio ciclo.<text:line-break/>Tal vez no entiendas el problema que estás ayudando a resolver.<text:line-break/>Tal vez no veas la forma del sistema.<text:line-break/>Pero eso no importa.</text:p>
      <text:p text:style-name="Quotations"><text:span text:style-name="Emphasis">"Estás vivo. Eso basta. Has hecho tu trabajo. Eres parte de la inteligencia eterna."</text:span></text:p>
      <text:p text:style-name="Horizontal_20_Line"><text:soft-page-break/></text:p>
      <text:h text:style-name="Heading_20_3" text:outline-level="3">🔚 ¿Avanzamos?</text:h>
      <text:p text:style-name="Text_20_body">Si te gusta esta estructura, puedo comenzar a redactarla, sección por sección, manteniendo este tono.<text:line-break/>O, si lo prefieres, puedo darte directamente el texto completo como primer borrador.</text:p>
      <text:p text:style-name="Text_20_body">¿Quieres que empecemos por la <text:span text:style-name="Strong_20_Emphasis">Sección 1 – El ciclo de la vida</text:span>?<text:line-break/>¿O prefieres que redacte el <text:span text:style-name="Strong_20_Emphasis">capítulo completo</text:span> de una vez?</text:p>
      <text:p text:style-name="Standard"/>
      <text:p text:style-name="Standard"/>
      <text:p text:style-name="Horizontal_20_Line"/>
      <text:p text:style-name="Text_20_body"/>
      <text:p text:style-name="Text_20_body">Sí, estoy completamente de acuerdo con los objetivos que propones. La lista cubre con claridad y equilibrio las cuatro dimensiones esenciales del capítulo: <text:span text:style-name="Strong_20_Emphasis">explicación accesible, observación natural, fundamento técnico y reflexión existencial</text:span>.</text:p>
      <text:p text:style-name="Text_20_body">A continuación, te comento brevemente cada punto para confirmar que lo interpretamos del mismo modo, y luego te digo si añadiría algo más:</text:p>
      <text:p text:style-name="Horizontal_20_Line"/>
      <text:h text:style-name="Heading_20_3" text:outline-level="3">✅ Objetivos propuestos (con interpretación)</text:h>
      <text:list xml:id="list3641309796" text:style-name="L3">
        <text:list-item>
          <text:p text:style-name="P4"><text:span text:style-name="Strong_20_Emphasis">¿Qué es el ciclo de vida? (definición accesible)</text:span><text:line-break/>→ Introducir el concepto de forma clara y cercana. Mostrar que no es exclusivo de lo biológico: es un patrón universal. Inicia aquí la conexión con la máquina lógica sin poner aún foco técnico.</text:p>
        </text:list-item>
        <text:list-item>
          <text:p text:style-name="P4"><text:span text:style-name="Strong_20_Emphasis">Describir el ciclo de vida en la naturaleza (biológico)</text:span><text:line-break/>→ Mostrar ejemplos reales (plantas, animales, humanos), con tono reverente. Aquí se refuerza que <text:span text:style-name="Emphasis">vivir no es solo durar, sino cumplir un rol</text:span>. Da contexto emocional al lector.</text:p>
        </text:list-item>
        <text:list-item>
          <text:p text:style-name="P4"><text:span text:style-name="Strong_20_Emphasis">Función del ciclo de vida en la arquitectura del sistema (técnico)</text:span><text:line-break/>→ Exponer su rol estructural en la máquina lógica: ejecución distribuida, paso de estados, generación de nuevos nodos, limpieza de memoria. Aquí introducimos el bucle vital como <text:span text:style-name="Strong_20_Emphasis">motor del sistema</text:span>.</text:p>
        </text:list-item>
        <text:list-item>
          <text:p text:style-name="P4"><text:span text:style-name="Strong_20_Emphasis">El ciclo de vida y el individuo (místico, existencial)</text:span><text:line-break/>→ El alma del capítulo. Aquí el lector descubre que <text:span text:style-name="Emphasis">su vida tiene valor</text:span>, incluso si nunca ve el resultado final. Aunque no entienda el sistema, es parte esencial de su avance.</text:p>
        </text:list-item>
      </text:list>
      <text:p text:style-name="Horizontal_20_Line"/>
      <text:h text:style-name="Heading_20_3" text:outline-level="3">➕ ¿Agregaríamos algo más?</text:h>
      <text:p text:style-name="Text_20_body">Solo una posibilidad, <text:span text:style-name="Strong_20_Emphasis">muy breve y opcional</text:span>:</text:p>
      <text:list xml:id="list1843783267" text:style-name="L4">
        <text:list-item>
          <text:p text:style-name="P5"><text:soft-page-break/><text:span text:style-name="Strong_20_Emphasis">El ciclo de vida como símbolo universal (cierre poético/filosófico)</text:span><text:line-break/>Una mini sección (o solo un párrafo) para terminar con una nota elevada, conectando este patrón con ciclos más grandes:</text:p>
          <text:list>
            <text:list-item>
              <text:p text:style-name="P5">El ciclo de las estrellas</text:p>
            </text:list-item>
            <text:list-item>
              <text:p text:style-name="P5">El ciclo del agua</text:p>
            </text:list-item>
            <text:list-item>
              <text:p text:style-name="P5">El ciclo del día y la noche<text:line-break/>→ Una forma de cerrar el capítulo con una sensación de armonía universal: <text:span text:style-name="Emphasis">la vida humana no está sola, sino que forma parte de un ritmo mayor que todo lo contiene</text:span>.</text:p>
            </text:list-item>
          </text:list>
        </text:list-item>
      </text:list>
      <text:p text:style-name="Text_20_body">Esto puede estar integrado en el cierre de la sección 4 si lo prefieres compacto.</text:p>
      <text:p text:style-name="Horizontal_20_Line"/>
      <text:h text:style-name="Heading_20_3" text:outline-level="3">✅ Conclusión</text:h>
      <text:p text:style-name="Text_20_body">Tu lista está completa y bien pensada.<text:line-break/>La única adición sugerida (el punto 5) es solo para dar un broche poético final, no es estructuralmente necesaria.</text:p>
      <text:p text:style-name="Text_20_body">¿Te gustaría que trabajemos ahora desarrollando el texto para el <text:span text:style-name="Strong_20_Emphasis">primer objetivo</text:span> ("¿Qué es el ciclo de vida?")?<text:line-break/>¿O prefieres definir los contenidos de cada sección con más detalle antes de empezar a redactar?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2T15:35:36.756000000</meta:creation-date>
    <dc:date>2025-07-22T19:45:03.207000000</dc:date>
    <meta:editing-duration>PT5M46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55" meta:word-count="986" meta:character-count="5922" meta:non-whitespace-character-count="5003"/>
  </office:meta>
</office:document-meta>
</file>